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99"/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 analizar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3" office:value-type="string" calcext:value-type="string">
            <text:p>Ref paper Caro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Distancia</text:p>
          </table:table-cell>
          <table:table-cell table:style-name="ce14" office:value-type="string" calcext:value-type="string">
            <text:p>Error_estad</text:p>
          </table:table-cell>
          <table:table-cell table:style-name="ce14" office:value-type="string" calcext:value-type="string">
            <text:p>Error_sist</text:p>
          </table:table-cell>
          <table:table-cell table:style-name="ce14" office:value-type="string" calcext:value-type="string">
            <text:p>wb_fid</text:p>
          </table:table-cell>
          <table:table-cell table:style-name="ce14" office:value-type="string" calcext:value-type="string">
            <text:p>type</text:p>
          </table:table-cell>
          <table:table-cell/>
          <table:table-cell table:style-name="ce1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/>
          <table:table-cell table:style-name="ce1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/>
          <table:table-cell office:value-type="string" calcext:value-type="string">
            <text:p>H*ŕ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Para analizar (todos los datos)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3" office:value-type="string" calcext:value-type="string">
            <text:p>Ref paper Caro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Distancia</text:p>
          </table:table-cell>
          <table:table-cell table:style-name="ce14" office:value-type="string" calcext:value-type="string">
            <text:p>Error_estad</text:p>
          </table:table-cell>
          <table:table-cell table:style-name="ce14" office:value-type="string" calcext:value-type="string">
            <text:p>Error_sist</text:p>
          </table:table-cell>
          <table:table-cell table:style-name="ce14" office:value-type="string" calcext:value-type="string">
            <text:p>wb_fid</text:p>
          </table:table-cell>
          <table:table-cell table:style-name="ce14" office:value-type="string" calcext:value-type="string">
            <text:p>type</text:p>
          </table:table-cell>
          <table:table-cell/>
          <table:table-cell table:style-name="ce1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0215472" calcext:value-type="float">
            <text:p>0.021547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/>
          <table:table-cell table:style-name="ce16" office:value-type="string" calcext:value-type="string">
            <text:p>Dato del paper de Caro que no usamos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02213992" calcext:value-type="float">
            <text:p>0.0221399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02156" calcext:value-type="float">
            <text:p>0.02156</text:p>
          </table:table-cell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Origin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Error_estad</text:p>
          </table:table-cell>
          <table:table-cell office:value-type="string" calcext:value-type="string">
            <text:p>Error_sist</text:p>
          </table:table-cell>
          <table:table-cell office:value-type="string" calcext:value-type="string">
            <text:p>type</text:p>
          </table:table-cell>
          <table:table-cell table:style-name="Default"/>
          <table:table-cell table:number-columns-repeated="4"/>
          <table:table-cell table:style-name="ce15" office:value-type="string" calcext:value-type="string">
            <text:p>Datos nuevo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3.23 +/- 0.4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0.21 +/- 0.7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9.77 +/- 0.4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Dm/rd</text:p>
          </table:table-cell>
          <table:table-cell table:number-columns-repeated="6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7.65 +/- 0.3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2044.07 +/- 251.226 +/- 133.002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3.378 +/- 0.156 +/- 0.095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string" calcext:value-type="string">
            <text:p>H*ŕd</text:p>
          </table:table-cell>
          <table:table-cell office:value-type="string" calcext:value-type="string">
            <text:p>13374.09 +/- 251.226 +/- 147.78</text:p>
          </table:table-cell>
          <table:table-cell table:number-columns-repeated="11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5.449 +/- 0.189 +/- 0.108 </text:p>
          </table:table-cell>
          <table:table-cell table:number-columns-repeated="4"/>
          <table:table-cell table:style-name="ce1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4378.994 +/- 266.004 +/- 162.558 </text:p>
          </table:table-cell>
          <table:table-cell table:number-columns-repeated="5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/rd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1.548 <text:s/>+/- 0.559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4.946 +/- 0.680</text:p>
          </table:table-cell>
          <table:table-cell table:number-columns-repeated="11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6.931 +/- 0.579</text:p>
          </table:table-cell>
          <table:table-cell table:number-columns-repeated="11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26.005 +/- 0.99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.01" calcext:value-type="float">
            <text:p>9.0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9.01±0.36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.7" calcext:value-type="float">
            <text:p>35.7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5.7±1.7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table:style-name="Default" office:value-type="string" calcext:value-type="string">
            <text:p>8.94 +/- 0.22 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table:style-name="ce18" office:value-type="string" calcext:value-type="string">
            <text:p>36.6 +/- 1.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6:08:32.73102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1:52:21.270778394</meta:creation-date>
    <dc:date>2021-08-01T16:09:33.710323057</dc:date>
    <meta:editing-duration>PT6H1M8S</meta:editing-duration>
    <meta:editing-cycles>17</meta:editing-cycles>
    <meta:generator>LibreOffice/6.4.6.2$Linux_X86_64 LibreOffice_project/40$Build-2</meta:generator>
    <meta:document-statistic meta:table-count="3" meta:cell-count="431" meta:object-count="0"/>
  </office:meta>
</office:document-meta>
</file>